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Arial2" svg:font-family="Arial" style:font-family-generic="swiss"/>
    <style:font-face style:name="F" svg:font-family="" style:font-family-generic="roman"/>
    <style:font-face style:name="FreeSerif-Identity-H" svg:font-family="FreeSerif-Identity-H" style:font-family-generic="roman" style:font-pitch="variable"/>
    <style:font-face style:name="Liberation Sans" svg:font-family="'Liberation Sans', Arial"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system" style:font-pitch="variable"/>
    <style:font-face style:name="OpenSymbol" svg:font-family="OpenSymbol, 'Arial Unicode MS'" style:font-charset="x-symbol"/>
    <style:font-face style:name="OpenSymbol1" svg:font-family="OpenSymbol" style:font-charset="x-symbol"/>
  </office:font-face-decls>
  <office:automatic-styles>
    <style:style style:name="P1" style:family="paragraph" style:parent-style-name="Text_20_body">
      <style:text-properties officeooo:rsid="0014b1bc" officeooo:paragraph-rsid="0014b1bc"/>
    </style:style>
    <style:style style:name="P2" style:family="paragraph" style:parent-style-name="Heading_20_1">
      <style:text-properties officeooo:rsid="0016372a" officeooo:paragraph-rsid="0016372a"/>
    </style:style>
    <style:style style:name="P3" style:family="paragraph" style:parent-style-name="Heading_20_1">
      <style:text-properties officeooo:paragraph-rsid="0016372a"/>
    </style:style>
    <style:style style:name="P4" style:family="paragraph" style:parent-style-name="Heading_20_1">
      <style:paragraph-properties fo:break-before="page"/>
      <style:text-properties officeooo:rsid="00ab9140" officeooo:paragraph-rsid="00ab9140"/>
    </style:style>
    <style:style style:name="P5" style:family="paragraph" style:parent-style-name="Heading_20_2">
      <style:text-properties officeooo:rsid="0034595b" officeooo:paragraph-rsid="006ec097"/>
    </style:style>
    <style:style style:name="P6" style:family="paragraph" style:parent-style-name="Heading_20_2">
      <style:text-properties officeooo:rsid="007ee577" officeooo:paragraph-rsid="007ee577"/>
    </style:style>
    <style:style style:name="P7" style:family="paragraph" style:parent-style-name="Heading_20_2">
      <style:text-properties officeooo:paragraph-rsid="008ed6f7"/>
    </style:style>
    <style:style style:name="P8" style:family="paragraph" style:parent-style-name="Heading_20_2">
      <style:text-properties officeooo:rsid="00b0c1fe" officeooo:paragraph-rsid="00b0c1fe"/>
    </style:style>
    <style:style style:name="P9" style:family="paragraph" style:parent-style-name="Heading_20_2">
      <style:text-properties officeooo:rsid="00b493bd" officeooo:paragraph-rsid="00b493bd"/>
    </style:style>
    <style:style style:name="P10" style:family="paragraph" style:parent-style-name="Heading_20_2">
      <style:text-properties officeooo:rsid="00b68d2c" officeooo:paragraph-rsid="00b68d2c"/>
    </style:style>
    <style:style style:name="P11" style:family="paragraph" style:parent-style-name="Standard">
      <style:paragraph-properties fo:margin-left="0.4925in" fo:margin-right="0in" fo:text-indent="0in" style:auto-text-indent="false"/>
    </style:style>
    <style:style style:name="P12" style:family="paragraph" style:parent-style-name="Standard">
      <style:paragraph-properties fo:margin-left="0.4925in" fo:margin-right="0in" fo:text-indent="0in" style:auto-text-indent="false"/>
      <style:text-properties officeooo:paragraph-rsid="005918ba"/>
    </style:style>
    <style:style style:name="P13" style:family="paragraph" style:parent-style-name="Standard">
      <style:paragraph-properties fo:margin-left="0.4925in" fo:margin-right="0in" fo:text-indent="0in" style:auto-text-indent="false"/>
      <style:text-properties officeooo:rsid="005d58a2" officeooo:paragraph-rsid="005d58a2"/>
    </style:style>
    <style:style style:name="P14" style:family="paragraph" style:parent-style-name="Standard">
      <style:paragraph-properties fo:margin-left="0.4925in" fo:margin-right="0in" fo:text-indent="0in" style:auto-text-indent="false"/>
      <style:text-properties officeooo:rsid="005f567e" officeooo:paragraph-rsid="005f567e"/>
    </style:style>
    <style:style style:name="P15" style:family="paragraph" style:parent-style-name="Text_20_body" style:list-style-name="L1">
      <style:text-properties officeooo:rsid="000f31fb" officeooo:paragraph-rsid="000f31fb"/>
    </style:style>
    <style:style style:name="P16" style:family="paragraph" style:parent-style-name="Text_20_body" style:list-style-name="L1">
      <style:text-properties officeooo:rsid="000f31fb" officeooo:paragraph-rsid="006d74ec"/>
    </style:style>
    <style:style style:name="P17" style:family="paragraph" style:parent-style-name="Text_20_body" style:list-style-name="L1">
      <style:text-properties officeooo:rsid="001193fb" officeooo:paragraph-rsid="001193fb"/>
    </style:style>
    <style:style style:name="P18" style:family="paragraph" style:parent-style-name="Text_20_body" style:list-style-name="L5">
      <style:text-properties officeooo:rsid="001193fb" officeooo:paragraph-rsid="001f81fd"/>
    </style:style>
    <style:style style:name="P19" style:family="paragraph" style:parent-style-name="Text_20_body" style:list-style-name="L1">
      <style:text-properties officeooo:rsid="0013ffd7" officeooo:paragraph-rsid="0013ffd7"/>
    </style:style>
    <style:style style:name="P20" style:family="paragraph" style:parent-style-name="Text_20_body" style:list-style-name="L5">
      <style:text-properties officeooo:rsid="0013ffd7" officeooo:paragraph-rsid="001b5637"/>
    </style:style>
    <style:style style:name="P21" style:family="paragraph" style:parent-style-name="Text_20_body" style:list-style-name="L2">
      <style:text-properties officeooo:rsid="00179365" officeooo:paragraph-rsid="00179365"/>
    </style:style>
    <style:style style:name="P22" style:family="paragraph" style:parent-style-name="Text_20_body" style:list-style-name="L2">
      <style:text-properties officeooo:rsid="0018d8f4" officeooo:paragraph-rsid="0018d8f4"/>
    </style:style>
    <style:style style:name="P23" style:family="paragraph" style:parent-style-name="Text_20_body" style:list-style-name="L2">
      <style:text-properties officeooo:rsid="0020f3f9" officeooo:paragraph-rsid="0020f3f9"/>
    </style:style>
    <style:style style:name="P24" style:family="paragraph" style:parent-style-name="Text_20_body" style:list-style-name="L3">
      <style:text-properties officeooo:rsid="0014b1bc" officeooo:paragraph-rsid="00694b25"/>
    </style:style>
    <style:style style:name="P25" style:family="paragraph" style:parent-style-name="Text_20_body" style:list-style-name="L4">
      <style:text-properties officeooo:rsid="001a9e71" officeooo:paragraph-rsid="001a9e71"/>
    </style:style>
    <style:style style:name="P26" style:family="paragraph" style:parent-style-name="Text_20_body" style:list-style-name="L4">
      <style:text-properties officeooo:rsid="001b5637" officeooo:paragraph-rsid="0026437b"/>
    </style:style>
    <style:style style:name="P27" style:family="paragraph" style:parent-style-name="Text_20_body" style:list-style-name="L4">
      <style:text-properties officeooo:rsid="001da6f5" officeooo:paragraph-rsid="001da6f5"/>
    </style:style>
    <style:style style:name="P28" style:family="paragraph" style:parent-style-name="Text_20_body" style:list-style-name="L6">
      <style:text-properties officeooo:rsid="001cf5a8" officeooo:paragraph-rsid="001cf5a8"/>
    </style:style>
    <style:style style:name="P29" style:family="paragraph" style:parent-style-name="Text_20_body" style:list-style-name="L7">
      <style:text-properties officeooo:rsid="001cf5a8" officeooo:paragraph-rsid="0020f3f9"/>
    </style:style>
    <style:style style:name="P30" style:family="paragraph" style:parent-style-name="Text_20_body" style:list-style-name="L8">
      <style:text-properties officeooo:rsid="0021f209" officeooo:paragraph-rsid="0021f209"/>
    </style:style>
    <style:style style:name="P31" style:family="paragraph" style:parent-style-name="Text_20_body" style:list-style-name="L8">
      <style:text-properties officeooo:rsid="0021f209" officeooo:paragraph-rsid="0022e173"/>
    </style:style>
    <style:style style:name="P32" style:family="paragraph" style:parent-style-name="Text_20_body" style:list-style-name="L4">
      <style:text-properties officeooo:rsid="00280464" officeooo:paragraph-rsid="00280464"/>
    </style:style>
    <style:style style:name="P33" style:family="paragraph" style:parent-style-name="Text_20_body" style:list-style-name="L4">
      <style:text-properties officeooo:rsid="0029649a" officeooo:paragraph-rsid="0029649a"/>
    </style:style>
    <style:style style:name="P34" style:family="paragraph" style:parent-style-name="Text_20_body" style:list-style-name="L4">
      <style:text-properties officeooo:rsid="002b2f2f" officeooo:paragraph-rsid="002b2f2f"/>
    </style:style>
    <style:style style:name="P35" style:family="paragraph" style:parent-style-name="Text_20_body" style:list-style-name="L4">
      <style:text-properties officeooo:rsid="002cfbd4" officeooo:paragraph-rsid="002cfbd4"/>
    </style:style>
    <style:style style:name="P36" style:family="paragraph" style:parent-style-name="Text_20_body">
      <style:text-properties officeooo:rsid="00324c06" officeooo:paragraph-rsid="0076bcd4"/>
    </style:style>
    <style:style style:name="P37" style:family="paragraph" style:parent-style-name="Text_20_body">
      <style:text-properties officeooo:rsid="003cffd8" officeooo:paragraph-rsid="003cffd8"/>
    </style:style>
    <style:style style:name="P38" style:family="paragraph" style:parent-style-name="Text_20_body">
      <loext:graphic-properties draw:fill-gradient-name="gradient" draw:fill-hatch-name="hatch"/>
      <style:paragraph-properties fo:margin-top="0.1in" fo:margin-bottom="0.1in" style:contextual-spacing="false"/>
      <style:text-properties officeooo:rsid="0045576a" officeooo:paragraph-rsid="004f2608"/>
    </style:style>
    <style:style style:name="P39" style:family="paragraph" style:parent-style-name="Text_20_body">
      <loext:graphic-properties draw:fill-gradient-name="gradient" draw:fill-hatch-name="hatch"/>
      <style:paragraph-properties fo:margin-top="0.1in" fo:margin-bottom="0.1in" style:contextual-spacing="false"/>
      <style:text-properties officeooo:rsid="0045576a" officeooo:paragraph-rsid="0050c21f"/>
    </style:style>
    <style:style style:name="P40" style:family="paragraph" style:parent-style-name="Text_20_body">
      <style:text-properties officeooo:rsid="00472caf" officeooo:paragraph-rsid="004932d9"/>
    </style:style>
    <style:style style:name="P41" style:family="paragraph" style:parent-style-name="Text_20_body">
      <style:text-properties officeooo:rsid="0049b059" officeooo:paragraph-rsid="00b493bd"/>
    </style:style>
    <style:style style:name="P42" style:family="paragraph" style:parent-style-name="Text_20_body">
      <style:text-properties officeooo:rsid="0049b059" officeooo:paragraph-rsid="00b763dd"/>
    </style:style>
    <style:style style:name="P43" style:family="paragraph" style:parent-style-name="Text_20_body">
      <loext:graphic-properties draw:fill-gradient-name="gradient" draw:fill-hatch-name="hatch"/>
      <style:paragraph-properties fo:margin-top="0.2in" fo:margin-bottom="0.1in" style:contextual-spacing="false"/>
      <style:text-properties officeooo:rsid="0057b7bd" officeooo:paragraph-rsid="007c1da1"/>
    </style:style>
    <style:style style:name="P44" style:family="paragraph" style:parent-style-name="Text_20_body" style:list-style-name="L9">
      <style:text-properties officeooo:rsid="006553c6" officeooo:paragraph-rsid="006553c6"/>
    </style:style>
    <style:style style:name="P45" style:family="paragraph" style:parent-style-name="Text_20_body" style:list-style-name="L9">
      <style:text-properties officeooo:rsid="006553c6" officeooo:paragraph-rsid="00b763dd"/>
    </style:style>
    <style:style style:name="P46" style:family="paragraph" style:parent-style-name="Text_20_body">
      <style:text-properties officeooo:rsid="006553c6" officeooo:paragraph-rsid="008e2326"/>
    </style:style>
    <style:style style:name="P47" style:family="paragraph" style:parent-style-name="Text_20_body" style:list-style-name="L9">
      <style:text-properties officeooo:rsid="006665a2" officeooo:paragraph-rsid="006665a2"/>
    </style:style>
    <style:style style:name="P48" style:family="paragraph" style:parent-style-name="Text_20_body" style:list-style-name="L9">
      <style:text-properties officeooo:rsid="006665a2" officeooo:paragraph-rsid="00b763dd"/>
    </style:style>
    <style:style style:name="P49" style:family="paragraph" style:parent-style-name="Text_20_body" style:list-style-name="L9">
      <style:text-properties officeooo:rsid="006843ff" officeooo:paragraph-rsid="006843ff"/>
    </style:style>
    <style:style style:name="P50" style:family="paragraph" style:parent-style-name="Text_20_body" style:list-style-name="L9">
      <style:text-properties officeooo:rsid="006843ff" officeooo:paragraph-rsid="00b763dd"/>
    </style:style>
    <style:style style:name="P51" style:family="paragraph" style:parent-style-name="Text_20_body" style:list-style-name="L3">
      <style:text-properties officeooo:rsid="00694b25" officeooo:paragraph-rsid="00694b25"/>
    </style:style>
    <style:style style:name="P52" style:family="paragraph" style:parent-style-name="Text_20_body">
      <style:text-properties officeooo:rsid="006b2923" officeooo:paragraph-rsid="00abeda7"/>
    </style:style>
    <style:style style:name="P53" style:family="paragraph" style:parent-style-name="Text_20_body">
      <style:text-properties officeooo:rsid="0034595b" officeooo:paragraph-rsid="00727155"/>
    </style:style>
    <style:style style:name="P54" style:family="paragraph" style:parent-style-name="Text_20_body">
      <style:text-properties officeooo:rsid="0034595b" officeooo:paragraph-rsid="00b65392"/>
    </style:style>
    <style:style style:name="P55" style:family="paragraph" style:parent-style-name="Text_20_body">
      <style:text-properties officeooo:rsid="007ee577" officeooo:paragraph-rsid="007ee577"/>
    </style:style>
    <style:style style:name="P56" style:family="paragraph" style:parent-style-name="Text_20_body">
      <style:text-properties officeooo:rsid="0089da6d" officeooo:paragraph-rsid="008b7f2e"/>
    </style:style>
    <style:style style:name="P57" style:family="paragraph" style:parent-style-name="Text_20_body">
      <style:text-properties officeooo:paragraph-rsid="008ed6f7"/>
    </style:style>
    <style:style style:name="P58" style:family="paragraph" style:parent-style-name="Text_20_body">
      <style:text-properties officeooo:rsid="00908456" officeooo:paragraph-rsid="00908456"/>
    </style:style>
    <style:style style:name="P59" style:family="paragraph" style:parent-style-name="Text_20_body">
      <style:text-properties officeooo:rsid="0099b967" officeooo:paragraph-rsid="0099b967"/>
    </style:style>
    <style:style style:name="P60" style:family="paragraph" style:parent-style-name="Text_20_body">
      <style:text-properties officeooo:rsid="00a3a348" officeooo:paragraph-rsid="00a86626"/>
    </style:style>
    <style:style style:name="P61" style:family="paragraph" style:parent-style-name="Text_20_body" style:list-style-name="L10">
      <style:text-properties officeooo:rsid="00b0c1fe" officeooo:paragraph-rsid="00b1e137"/>
    </style:style>
    <style:style style:name="P62" style:family="paragraph" style:parent-style-name="Text_20_body" style:list-style-name="L10">
      <style:text-properties officeooo:paragraph-rsid="00b43175"/>
    </style:style>
    <style:style style:name="P63" style:family="paragraph" style:parent-style-name="Text_20_body">
      <style:text-properties officeooo:rsid="00b493bd" officeooo:paragraph-rsid="00b493bd"/>
    </style:style>
    <style:style style:name="P64" style:family="paragraph" style:parent-style-name="Text_20_body">
      <style:text-properties officeooo:rsid="00ba56fa" officeooo:paragraph-rsid="00ba56fa"/>
    </style:style>
    <style:style style:name="P65" style:family="paragraph">
      <loext:graphic-properties draw:fill="none" draw:fill-color="#ffffff"/>
    </style:style>
    <style:style style:name="P66" style:family="paragraph">
      <loext:graphic-properties draw:fill="none" draw:fill-color="#ffffff"/>
      <style:paragraph-properties style:writing-mode="lr-tb"/>
      <style:text-properties fo:font-size="9pt" style:font-size-asian="9pt" style:font-size-complex="9pt"/>
    </style:style>
    <style:style style:name="T1" style:family="text">
      <style:text-properties officeooo:rsid="000fa587"/>
    </style:style>
    <style:style style:name="T2" style:family="text">
      <style:text-properties officeooo:rsid="00124242"/>
    </style:style>
    <style:style style:name="T3" style:family="text">
      <style:text-properties officeooo:rsid="0018d8f4"/>
    </style:style>
    <style:style style:name="T4" style:family="text">
      <style:text-properties officeooo:rsid="0022e173"/>
    </style:style>
    <style:style style:name="T5" style:family="text">
      <style:text-properties officeooo:rsid="00245b2d"/>
    </style:style>
    <style:style style:name="T6" style:family="text">
      <style:text-properties officeooo:rsid="0025d010"/>
    </style:style>
    <style:style style:name="T7" style:family="text">
      <style:text-properties officeooo:rsid="0029649a"/>
    </style:style>
    <style:style style:name="T8" style:family="text">
      <style:text-properties officeooo:rsid="0031a75b"/>
    </style:style>
    <style:style style:name="T9" style:family="text">
      <style:text-properties officeooo:rsid="0035fea9"/>
    </style:style>
    <style:style style:name="T10" style:family="text">
      <style:text-properties officeooo:rsid="0037d9d7"/>
    </style:style>
    <style:style style:name="T11" style:family="text">
      <style:text-properties officeooo:rsid="00390ea3"/>
    </style:style>
    <style:style style:name="T12" style:family="text">
      <style:text-properties officeooo:rsid="003df9ef"/>
    </style:style>
    <style:style style:name="T13" style:family="text">
      <style:text-properties officeooo:rsid="003f7a82"/>
    </style:style>
    <style:style style:name="T14" style:family="text">
      <style:text-properties officeooo:rsid="004277bc"/>
    </style:style>
    <style:style style:name="T15" style:family="text">
      <style:text-properties officeooo:rsid="00438793"/>
    </style:style>
    <style:style style:name="T16" style:family="text">
      <style:text-properties officeooo:rsid="0045576a"/>
    </style:style>
    <style:style style:name="T17" style:family="text">
      <style:text-properties officeooo:rsid="0046bca5"/>
    </style:style>
    <style:style style:name="T18" style:family="text">
      <style:text-properties officeooo:rsid="0046faa9"/>
    </style:style>
    <style:style style:name="T19" style:family="text">
      <style:text-properties officeooo:rsid="00489021"/>
    </style:style>
    <style:style style:name="T20" style:family="text">
      <style:text-properties officeooo:rsid="004932d9"/>
    </style:style>
    <style:style style:name="T21" style:family="text">
      <style:text-properties officeooo:rsid="0049b059"/>
    </style:style>
    <style:style style:name="T22" style:family="text">
      <style:text-properties officeooo:rsid="0050c21f"/>
    </style:style>
    <style:style style:name="T23" style:family="text">
      <style:text-properties officeooo:rsid="00521021"/>
    </style:style>
    <style:style style:name="T24" style:family="text">
      <style:text-properties officeooo:rsid="0052de07"/>
    </style:style>
    <style:style style:name="T25" style:family="text">
      <style:text-properties officeooo:rsid="0055015a"/>
    </style:style>
    <style:style style:name="T26" style:family="text">
      <style:text-properties officeooo:rsid="005918ba"/>
    </style:style>
    <style:style style:name="T27" style:family="text">
      <style:text-properties style:font-name="Liberation Serif" fo:font-size="12pt" style:font-size-asian="12pt" style:font-size-complex="12pt"/>
    </style:style>
    <style:style style:name="T28" style:family="text">
      <style:text-properties style:font-name="Liberation Serif" fo:font-size="12pt" officeooo:rsid="005918ba" style:font-size-asian="12pt" style:font-size-complex="12pt"/>
    </style:style>
    <style:style style:name="T29" style:family="text">
      <style:text-properties style:font-name="Liberation Serif" fo:font-size="12pt" officeooo:rsid="006124c0" style:font-size-asian="12pt" style:font-size-complex="12pt"/>
    </style:style>
    <style:style style:name="T30" style:family="text">
      <style:text-properties style:font-name="Liberation Serif" fo:font-size="12pt" officeooo:rsid="00616f4e" style:font-size-asian="12pt" style:font-size-complex="12pt"/>
    </style:style>
    <style:style style:name="T31" style:family="text">
      <style:text-properties style:font-name="Liberation Serif" fo:font-size="12pt" officeooo:rsid="0062748c" style:font-size-asian="12pt" style:font-size-complex="12pt"/>
    </style:style>
    <style:style style:name="T32" style:family="text">
      <style:text-properties officeooo:rsid="005a4cc5"/>
    </style:style>
    <style:style style:name="T33" style:family="text">
      <style:text-properties officeooo:rsid="005b9df7"/>
    </style:style>
    <style:style style:name="T34" style:family="text">
      <style:text-properties officeooo:rsid="00616f4e"/>
    </style:style>
    <style:style style:name="T35" style:family="text">
      <style:text-properties officeooo:rsid="006395bd"/>
    </style:style>
    <style:style style:name="T36" style:family="text">
      <style:text-properties officeooo:rsid="0068455d"/>
    </style:style>
    <style:style style:name="T37" style:family="text">
      <style:text-properties officeooo:rsid="00694b25"/>
    </style:style>
    <style:style style:name="T38" style:family="text">
      <style:text-properties officeooo:rsid="001193fb"/>
    </style:style>
    <style:style style:name="T39" style:family="text">
      <style:text-properties officeooo:rsid="00698c2e"/>
    </style:style>
    <style:style style:name="T40" style:family="text">
      <style:text-properties officeooo:rsid="006a5cd2"/>
    </style:style>
    <style:style style:name="T41" style:family="text">
      <style:text-properties officeooo:rsid="00294b88"/>
    </style:style>
    <style:style style:name="T42" style:family="text">
      <style:text-properties officeooo:rsid="006d74ec"/>
    </style:style>
    <style:style style:name="T43" style:family="text">
      <style:text-properties officeooo:rsid="0036489f"/>
    </style:style>
    <style:style style:name="T44" style:family="text">
      <style:text-properties officeooo:rsid="00711551"/>
    </style:style>
    <style:style style:name="T45" style:family="text">
      <style:text-properties officeooo:rsid="00714d91"/>
    </style:style>
    <style:style style:name="T46" style:family="text">
      <style:text-properties fo:color="#000000" loext:opacity="100%" style:font-name="Liberation Serif1" fo:font-size="12pt" officeooo:rsid="00711551" style:font-size-asian="12pt" style:font-size-complex="12pt"/>
    </style:style>
    <style:style style:name="T47" style:family="text">
      <style:text-properties fo:color="#000000" loext:opacity="100%" style:font-name="Liberation Serif1" fo:font-size="12pt" officeooo:rsid="00711551" style:font-size-asian="12pt" style:font-size-complex="12pt"/>
    </style:style>
    <style:style style:name="T48" style:family="text">
      <style:text-properties fo:color="#000000" loext:opacity="100%" style:font-name="Liberation Serif1" fo:font-size="12pt" officeooo:rsid="00727155" style:font-size-asian="12pt" style:font-size-complex="12pt"/>
    </style:style>
    <style:style style:name="T49" style:family="text">
      <style:text-properties fo:color="#000000" loext:opacity="100%" style:font-name="Liberation Serif1" fo:font-size="12pt" officeooo:rsid="007409df" style:font-size-asian="12pt" style:font-size-complex="12pt"/>
    </style:style>
    <style:style style:name="T50" style:family="text">
      <style:text-properties fo:color="#000000" loext:opacity="100%" style:font-name="Liberation Serif1" fo:font-size="12pt" officeooo:rsid="007409df" style:font-size-asian="12pt" style:font-size-complex="12pt"/>
    </style:style>
    <style:style style:name="T51" style:family="text">
      <style:text-properties fo:color="#000000" loext:opacity="100%" style:font-name="Liberation Serif1" fo:font-size="12pt" officeooo:rsid="00749864" style:font-size-asian="12pt" style:font-size-complex="12pt"/>
    </style:style>
    <style:style style:name="T52" style:family="text">
      <style:text-properties fo:color="#000000" loext:opacity="100%" style:font-name="Liberation Serif1" fo:font-size="12pt" officeooo:rsid="00abeda7" style:font-size-asian="12pt" style:font-size-complex="12pt"/>
    </style:style>
    <style:style style:name="T53" style:family="text">
      <style:text-properties fo:color="#000000" loext:opacity="100%" style:font-name="Liberation Serif1" fo:font-size="12pt" fo:font-weight="normal" officeooo:rsid="00711551" style:font-size-asian="12pt" style:font-weight-asian="normal" style:font-size-complex="12pt" style:font-weight-complex="normal"/>
    </style:style>
    <style:style style:name="T54" style:family="text">
      <style:text-properties fo:color="#000000" loext:opacity="100%" style:font-name="Liberation Serif1" fo:font-size="12pt" fo:font-weight="bold" officeooo:rsid="00711551" style:font-size-asian="12pt" style:font-weight-asian="bold" style:font-size-complex="12pt"/>
    </style:style>
    <style:style style:name="T55" style:family="text">
      <style:text-properties officeooo:rsid="00727155"/>
    </style:style>
    <style:style style:name="T56" style:family="text">
      <style:text-properties officeooo:rsid="00749864"/>
    </style:style>
    <style:style style:name="T57" style:family="text">
      <style:text-properties officeooo:rsid="00762c13"/>
    </style:style>
    <style:style style:name="T58" style:family="text">
      <style:text-properties officeooo:rsid="0076953e"/>
    </style:style>
    <style:style style:name="T59" style:family="text">
      <style:text-properties officeooo:rsid="0076bcd4"/>
    </style:style>
    <style:style style:name="T60" style:family="text">
      <style:text-properties officeooo:rsid="0079ed56"/>
    </style:style>
    <style:style style:name="T61" style:family="text">
      <style:text-properties officeooo:rsid="007ac5c1"/>
    </style:style>
    <style:style style:name="T62" style:family="text">
      <style:text-properties officeooo:rsid="0080b358"/>
    </style:style>
    <style:style style:name="T63" style:family="text">
      <style:text-properties officeooo:rsid="0083ef56"/>
    </style:style>
    <style:style style:name="T64" style:family="text">
      <style:text-properties officeooo:rsid="0084bdd4"/>
    </style:style>
    <style:style style:name="T65" style:family="text">
      <style:text-properties officeooo:rsid="0089466e"/>
    </style:style>
    <style:style style:name="T66" style:family="text">
      <style:text-properties officeooo:rsid="008b32f8"/>
    </style:style>
    <style:style style:name="T67" style:family="text">
      <style:text-properties officeooo:rsid="008b7f2e"/>
    </style:style>
    <style:style style:name="T68" style:family="text">
      <style:text-properties officeooo:rsid="008e2326"/>
    </style:style>
    <style:style style:name="T69" style:family="text">
      <style:text-properties officeooo:rsid="008ed6f7"/>
    </style:style>
    <style:style style:name="T70" style:family="text">
      <style:text-properties officeooo:rsid="0092d5de"/>
    </style:style>
    <style:style style:name="T71" style:family="text">
      <style:text-properties officeooo:rsid="009d23a5"/>
    </style:style>
    <style:style style:name="T72" style:family="text">
      <style:text-properties officeooo:rsid="009f93fd"/>
    </style:style>
    <style:style style:name="T73" style:family="text">
      <style:text-properties officeooo:rsid="00a0d9f5"/>
    </style:style>
    <style:style style:name="T74" style:family="text">
      <style:text-properties officeooo:rsid="00a43148"/>
    </style:style>
    <style:style style:name="T75" style:family="text">
      <style:text-properties officeooo:rsid="00a86626"/>
    </style:style>
    <style:style style:name="T76" style:family="text">
      <style:text-properties officeooo:rsid="00aa4351"/>
    </style:style>
    <style:style style:name="T77" style:family="text">
      <style:text-properties officeooo:rsid="00ab9140"/>
    </style:style>
    <style:style style:name="T78" style:family="text">
      <style:text-properties officeooo:rsid="00abeda7"/>
    </style:style>
    <style:style style:name="T79" style:family="text">
      <style:text-properties officeooo:rsid="00ac8ef3"/>
    </style:style>
    <style:style style:name="T80" style:family="text">
      <style:text-properties officeooo:rsid="00ae6273"/>
    </style:style>
    <style:style style:name="T81" style:family="text">
      <style:text-properties officeooo:rsid="00b15eee"/>
    </style:style>
    <style:style style:name="T82" style:family="text">
      <style:text-properties officeooo:rsid="00b1e137"/>
    </style:style>
    <style:style style:name="T83" style:family="text">
      <style:text-properties officeooo:rsid="00b2f9c6"/>
    </style:style>
    <style:style style:name="T84" style:family="text">
      <style:text-properties officeooo:rsid="00b65392"/>
    </style:style>
    <style:style style:name="T85" style:family="text">
      <style:text-properties officeooo:rsid="00b92e63"/>
    </style:style>
    <style:style style:name="T86" style:family="text">
      <style:text-properties style:font-name="Liberation Serif" fo:font-size="12pt"/>
    </style:style>
    <style:style style:name="T87" style:family="text">
      <style:text-properties fo:font-size="9pt" style:font-size-asian="9pt" style:font-size-complex="9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fill="none" draw:fill-color="#ffffff" fo:min-height="1.0311in" style:run-through="foreground" style:wrap="none" style:wrap-contour-mode="full" style:vertical-pos="from-top" style:vertical-rel="paragraph" style:horizontal-pos="from-left" style:horizontal-rel="paragraph"/>
      <style:paragraph-properties style:writing-mode="lr-tb"/>
    </style:style>
    <style:style style:name="gr2" style:family="graphic">
      <style:graphic-properties draw:stroke="solid" svg:stroke-color="#000000" draw:fill="none" draw:fill-color="#ffffff" fo:min-height="1.1457in" style:run-through="foreground" style:wrap="none" style:wrap-contour-mode="full" style:vertical-pos="from-top" style:vertical-rel="paragraph" style:horizontal-pos="from-left" style:horizontal-rel="paragraph"/>
      <style:paragraph-properties style:writing-mode="lr-tb"/>
    </style:style>
    <style:style style:name="gr3" style:family="graphic">
      <style:graphic-properties draw:stroke="solid" svg:stroke-color="#000000" draw:fill="none" draw:fill-color="#ffffff" fo:min-height="0.5799in" style:run-through="foreground" style:wrap="none" style:wrap-contour-mode="full" style:vertical-pos="from-top" style:vertical-rel="paragraph-content" style:horizontal-pos="center" style:horizontal-rel="paragraph"/>
      <style:paragraph-properties style:writing-mode="lr-tb"/>
    </style:style>
    <style:style style:name="gr4" style:family="graphic">
      <style:graphic-properties draw:stroke="solid" svg:stroke-color="#000000" draw:fill="none" draw:fill-color="#ffffff" fo:min-height="0.9071in" style:run-through="foreground" style:wrap="none" style:wrap-contour-mode="full" style:vertical-pos="from-top" style:vertical-rel="paragraph-content" style:horizontal-pos="from-left" style:horizontal-rel="paragraph"/>
      <style:paragraph-properties style:writing-mode="lr-tb"/>
    </style:style>
    <style:style style:name="gr5" style:family="graphic">
      <style:graphic-properties draw:stroke="solid" svg:stroke-color="#000000" draw:fill="none" draw:fill-color="#ffffff" fo:min-height="0.7701in" style:run-through="foreground" style:wrap="none" style:wrap-contour-mode="full" style:vertical-pos="from-top" style:vertical-rel="paragraph" style:horizontal-pos="center" style:horizontal-rel="paragraph"/>
      <style:paragraph-properties style:writing-mode="lr-tb"/>
    </style:style>
    <style:style style:name="gr6" style:family="graphic">
      <style:graphic-properties draw:stroke="solid" svg:stroke-color="#000000" draw:fill="none" draw:fill-color="#ffffff" fo:min-height="0.5807in" fo:margin-top="0in" fo:margin-bottom="0.1in" style:run-through="foreground" style:wrap="none" style:vertical-pos="from-top" style:vertical-rel="paragraph" style:horizontal-pos="center" style:horizontal-rel="paragraph" draw:wrap-influence-on-position="once-concurrent" loext:allow-overlap="true"/>
      <style:paragraph-properties style:writing-mode="lr-tb"/>
    </style:style>
    <style:style style:name="gr7" style:family="graphic">
      <style:graphic-properties draw:stroke="solid" svg:stroke-color="#000000" draw:fill="none" draw:fill-color="#ffffff" fo:min-height="1.7299in" style:run-through="foreground" style:wrap="none" style:wrap-contour-mode="full" style:vertical-pos="top" style:vertical-rel="paragraph-content" style:horizontal-pos="center"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constructing <text:span text:style-name="T6">iTunes</text:span> XML</text:p>
      <text:h text:style-name="P2" text:outline-level="1">Key points</text:h>
      <text:list xml:id="list403440751" text:style-name="L1">
        <text:list-item>
          <text:p text:style-name="P16">Property list <text:span text:style-name="T1">objects <text:s/></text:span><text:span text:style-name="T41">(configuration </text:span><text:span text:style-name="T42">data</text:span><text:span text:style-name="T41">)</text:span></text:p>
        </text:list-item>
        <text:list-item>
          <text:p text:style-name="P15">Document type definition <text:span text:style-name="T1">(DTD)</text:span></text:p>
        </text:list-item>
        <text:list-item>
          <text:p text:style-name="P17">Elements</text:p>
        </text:list-item>
        <text:list-item>
          <text:p text:style-name="P17">Python dictionaries &amp; lists</text:p>
        </text:list-item>
        <text:list-item>
          <text:p text:style-name="P17">xml.<text:span text:style-name="T2">etree</text:span>.<text:span text:style-name="T2">E</text:span>lementTree</text:p>
        </text:list-item>
        <text:list-item>
          <text:p text:style-name="P19">For loop indexes, rows &amp; columns</text:p>
        </text:list-item>
      </text:list>
      <text:h text:style-name="P3" text:outline-level="1">Outline</text:h>
      <text:list xml:id="list3794930736" text:style-name="L2">
        <text:list-item>
          <text:p text:style-name="P21">Objective</text:p>
        </text:list-item>
        <text:list-item>
          <text:p text:style-name="P21"><text:span text:style-name="T3">Data s</text:span>ource</text:p>
        </text:list-item>
        <text:list-item>
          <text:p text:style-name="P22">Python code</text:p>
        </text:list-item>
        <text:list-item>
          <text:p text:style-name="P21">Destination</text:p>
        </text:list-item>
        <text:list-item>
          <text:p text:style-name="P21">Result</text:p>
        </text:list-item>
        <text:list-item>
          <text:p text:style-name="P23">References</text:p>
        </text:list-item>
      </text:list>
      <text:h text:style-name="Heading_20_1" text:outline-level="1">Objective</text:h>
      <text:list xml:id="list483206718" text:style-name="L3">
        <text:list-item>
          <text:p text:style-name="P51">Read XML file with Python <text:span text:style-name="T38">xml.</text:span><text:span text:style-name="T2">etree</text:span><text:span text:style-name="T38">.</text:span><text:span text:style-name="T2">E</text:span><text:span text:style-name="T38">lementTree </text:span>module</text:p>
        </text:list-item>
        <text:list-item>
          <text:p text:style-name="P24"><text:span text:style-name="T39">Collect song information to b</text:span><text:span text:style-name="T37">uild database with</text:span> Python </text:p>
        </text:list-item>
      </text:list>
      <text:h text:style-name="Heading_20_1" text:outline-level="1"><text:span text:style-name="T3">Data s</text:span>ource</text:h>
      <text:list xml:id="list3617466763" text:style-name="L4">
        <text:list-item>
          <text:p text:style-name="P25"><text:span text:style-name="T40">XML file (</text:span>iTunes playlist <text:span text:style-name="T40">or Musicbrainz)</text:span></text:p>
          <text:list>
            <text:list-item>
              <text:p text:style-name="P32"><text:span text:style-name="T7">Song &amp; artist information d</text:span>escribed in <text:span text:style-name="T7">Extensible Markup Language</text:span> <text:span text:style-name="T7">(</text:span>XML<text:span text:style-name="T7">)</text:span></text:p>
            </text:list-item>
            <text:list-item>
              <text:p text:style-name="P32">XML entities and elements defined in DTD file</text:p>
            </text:list-item>
          </text:list>
        </text:list-item>
        <text:list-item>
          <text:p text:style-name="P26">DTD </text:p>
          <text:list>
            <text:list-item>
              <text:p text:style-name="P33">Document Type Definition (DTD)</text:p>
            </text:list-item>
            <text:list-item>
              <text:p text:style-name="P33">XML elements are declared </text:p>
            </text:list-item>
            <text:list-item>
              <text:p text:style-name="P34">Element types: array | data | date | dict | real | integer | string | true | false</text:p>
            </text:list-item>
          </text:list>
        </text:list-item>
        <text:list-item>
          <text:p text:style-name="P26"><text:soft-page-break/>property list</text:p>
        </text:list-item>
        <text:list-item>
          <text:p text:style-name="P27">Elements</text:p>
          <text:list>
            <text:list-item>
              <text:p text:style-name="P35">XML elements correspond to music info fields </text:p>
            </text:list-item>
          </text:list>
        </text:list-item>
      </text:list>
      <text:h text:style-name="Heading_20_1" text:outline-level="1">Python code</text:h>
      <text:list xml:id="list3138240675" text:style-name="L5">
        <text:list-item>
          <text:p text:style-name="P18">xml.<text:span text:style-name="T2">etree</text:span>.<text:span text:style-name="T2">E</text:span>lementTree</text:p>
        </text:list-item>
        <text:list-item>
          <text:p text:style-name="P18">Python dictionaries &amp; lists</text:p>
        </text:list-item>
        <text:list-item>
          <text:p text:style-name="P20">For loop indexes, rows &amp; columns</text:p>
        </text:list-item>
      </text:list>
      <text:h text:style-name="Heading_20_1" text:outline-level="1">Destination</text:h>
      <text:list xml:id="list203212043" text:style-name="L6">
        <text:list-item>
          <text:p text:style-name="P28">MySQL <text:span text:style-name="T8">application</text:span></text:p>
        </text:list-item>
      </text:list>
      <text:h text:style-name="Heading_20_1" text:outline-level="1">Result</text:h>
      <text:list xml:id="list616882005" text:style-name="L7">
        <text:list-item>
          <text:p text:style-name="P29">MySQL database <text:span text:style-name="T8">populated with music info </text:span></text:p>
        </text:list-item>
      </text:list>
      <text:h text:style-name="Heading_20_1" text:outline-level="1">References</text:h>
      <text:list xml:id="list138339134" text:style-name="L8">
        <text:list-item>
          <text:p text:style-name="P30">Apple property list</text:p>
        </text:list-item>
        <text:list-item>
          <text:p text:style-name="P31">CDATA <text:span text:style-name="T5">(character data)</text:span> – Wiki</text:p>
        </text:list-item>
        <text:list-item>
          <text:p text:style-name="P31"><text:span text:style-name="T4">SGML (Standard General Markup Language) - </text:span><text:span text:style-name="T5">Wiki</text:span></text:p>
        </text:list-item>
        <text:list-item>
          <text:p text:style-name="P30">XML Spec - Wiki</text:p>
        </text:list-item>
      </text:list>
      <text:h text:style-name="P8" text:outline-level="2">In additions</text:h>
      <text:list xml:id="list2904347046" text:style-name="L10">
        <text:list-item>
          <text:p text:style-name="P61">Research other applications or derivative formats that use XML. </text:p>
        </text:list-item>
        <text:list-item>
          <text:p text:style-name="P61">Since 2007, Microsoft Office has used XML-based file formats (.docx, ,xslx, .pptx). <text:span text:style-name="T82">Microsoft Office Open XML; Ecma standard (ECMA-376); ISO/IEC standard (ISO/IEC 29500)</text:span></text:p>
        </text:list-item>
        <text:list-item>
          <text:p text:style-name="P61"><text:s/><text:span text:style-name="T81">Scalable Vector </text:span><text:span text:style-name="T82">Graphics </text:span><text:span text:style-name="T81">(SVG): </text:span><text:span text:style-name="T82">an XML-based vector image format; Developed by W3C</text:span></text:p>
        </text:list-item>
        <text:list-item>
          <text:p text:style-name="P62"><text:span text:style-name="T83">XHTML: Extensible Hypertext Markup Language; XML-based HTML; supported in HTML5</text:span><text:span text:style-name="T82">; Developed by W3C</text:span></text:p>
        </text:list-item>
      </text:list>
      <text:h text:style-name="Heading_20_2" text:outline-level="2">Steps</text:h>
      <text:list xml:id="list3786744591" text:style-name="L9">
        <text:list-item>
          <text:p text:style-name="P45">parse XML file</text:p>
        </text:list-item>
        <text:list-item>
          <text:p text:style-name="P45">get the tree root</text:p>
        </text:list-item>
        <text:list-item>
          <text:p text:style-name="P45"><text:soft-page-break/>Locate the dictionary of songs by searching for the &lt;dict&gt; tag</text:p>
        </text:list-item>
        <text:list-item>
          <text:p text:style-name="P48">Get the list of elements for each song</text:p>
        </text:list-item>
        <text:list-item>
          <text:p text:style-name="P48">For each “key” tag, get its corresponding value</text:p>
        </text:list-item>
        <text:list-item>
          <text:p text:style-name="P50">With this information, <text:span text:style-name="T36">you can put retrieve music info from iTunes or Musicbrainz and create or update a database</text:span></text:p>
        </text:list-item>
      </text:list>
      <text:p text:style-name="P42"/>
      <text:h text:style-name="P4" text:outline-level="1">Introduction</text:h>
      <text:p text:style-name="P52"><text:span text:style-name="T55">The </text:span><text:span text:style-name="T53">Extensible Markup Language</text:span><text:span text:style-name="T54"> </text:span><text:span text:style-name="T46">(</text:span><text:span text:style-name="T53">XML</text:span><text:span text:style-name="T46">)</text:span> is a widely used<text:span text:style-name="T46"> </text:span><text:span text:style-name="T46">markup language </text:span><text:span text:style-name="T46">and </text:span><text:span text:style-name="T46">file format </text:span><text:span text:style-name="T46">for storing </text:span><text:span text:style-name="T52">and exchanging</text:span><text:span text:style-name="T46"> arbitrary data.</text:span> <text:span text:style-name="T78">A wide</text:span><text:span text:style-name="T77"> variety of applications </text:span><text:span text:style-name="T78">use the XML format for </text:span><text:span text:style-name="T79">exchanging</text:span><text:span text:style-name="T77"> </text:span><text:span text:style-name="T79">or storing data. In this article, I will show </text:span><text:span text:style-name="T80">you how you can use Python to read and manipulate XML data from and iTunes library file. </text:span></text:p>
      <text:h text:style-name="P5" text:outline-level="2">Why <text:span text:style-name="T77">choose</text:span> XML?</text:h>
      <text:p text:style-name="P54"><text:span text:style-name="T43">For </text:span><text:span text:style-name="T56">music lovers </text:span><text:span text:style-name="T84">like me</text:span><text:span text:style-name="T43">, there is often a need to exch</text:span>ang<text:span text:style-name="T43">e</text:span> <text:span text:style-name="T43">artis</text:span>t <text:span text:style-name="T43">and song</text:span> between applications on a variety of digital devices. <text:span text:style-name="T84">S</text:span><text:span text:style-name="T45">ome </text:span><text:span text:style-name="T44">applications use</text:span><text:span text:style-name="T43"> proprietary </text:span><text:span text:style-name="T44">formats to get optimum performance and efficiency, </text:span><text:span text:style-name="T45">but limit availability to </text:span><text:span text:style-name="T84">products from</text:span><text:span text:style-name="T45"> a single company.</text:span><text:span text:style-name="T43"> </text:span><text:span text:style-name="T45">Then</text:span><text:span text:style-name="T44"> there are open formats that place more of an emphasis on wide availab</text:span><text:span text:style-name="T45">il</text:span><text:span text:style-name="T44">ity </text:span><text:span text:style-name="T45">and </text:span><text:span text:style-name="T44">ease of development. </text:span><text:span text:style-name="T53">XML</text:span><text:span text:style-name="T46"> </text:span><text:span text:style-name="T48">is in the open format category.</text:span></text:p>
      <text:p text:style-name="P53"><text:span text:style-name="T49">Advantages of this</text:span><text:span text:style-name="T46"> format </text:span><text:span text:style-name="T49">are</text:span><text:span text:style-name="T46"> that </text:span><text:span text:style-name="T49">it</text:span><text:span text:style-name="T46"> is both </text:span><text:span text:style-name="T46">human-readable </text:span><text:span text:style-name="T46">and </text:span><text:span text:style-name="T46">machine-readable</text:span><text:span text:style-name="T46">. </text:span><text:span text:style-name="T49">XML was first introduced in 1998 by t</text:span><text:span text:style-name="T46">he </text:span><text:span text:style-name="T46">World Wide Web Consortium </text:span><text:span text:style-name="T49">(W3C)</text:span><text:span text:style-name="T46"> </text:span><text:span text:style-name="T49">with </text:span><text:span text:style-name="T51">the release of the</text:span><text:span text:style-name="T49"> </text:span><text:span text:style-name="T46">XML 1.0 Specification.</text:span></text:p>
      <text:h text:style-name="P10" text:outline-level="2">Python XML module</text:h>
      <text:p text:style-name="P36"><text:span text:style-name="T10">The Python </text:span><text:span text:style-name="T11">standard</text:span><text:span text:style-name="T10"> </text:span><text:span text:style-name="T11">library has structured markup tools that include modules for processing XML, SGML, and HTML. </text:span><text:span text:style-name="T57">In this article, I will describe how exported iTunes XM</text:span><text:span text:style-name="T58">L</text:span><text:span text:style-name="T57"> files are </text:span><text:span text:style-name="T58">organized and how to use Python module xml.etree.Elemen</text:span><text:span text:style-name="T59">T</text:span><text:span text:style-name="T58">ree module to navigate iTunes XML files </text:span><text:span text:style-name="T59">and extract artist, song, and other related information</text:span><text:span text:style-name="T58">.</text:span><text:span text:style-name="T57"> </text:span>In order to extract song information from an iTunes XML playlist <text:span text:style-name="T57">or </text:span>library <text:span text:style-name="T58">XML</text:span> file, it is useful to understand how the XML file is structured. <text:span text:style-name="T9">The</text:span><text:span text:style-name="T58">se</text:span><text:span text:style-name="T9"> music files are organized as a hybrid of </text:span><text:span text:style-name="T22">nested</text:span><text:span text:style-name="T9"> lists and dictionaries with key/value pairs. </text:span></text:p>
      <text:p text:style-name="P40">The XML language allows for data types to be defined in a Data Type Definition. A DTD can be declared inline inside an XML document, or as an external reference. <text:span text:style-name="T16">Apple traditionally uses property list files </text:span><text:span text:style-name="T17">for application configuration, thus the term “property list” (plist).</text:span><text:span text:style-name="T16"> </text:span></text:p>
      <text:p text:style-name="P37"><text:span text:style-name="T20">iTunes s</text:span><text:span text:style-name="T12">ong information is structured as elements in an XML tree. The</text:span> xml.etree.ElementTree module <text:span text:style-name="T12">stores tree elements hierarchically. </text:span><text:span text:style-name="T13">Elements are defined in the Apple’s </text:span><text:span text:style-name="T19">external</text:span><text:span text:style-name="T13"> public Document Type Definition (DTD) </text:span><text:span text:style-name="T15">link specified</text:span><text:span text:style-name="T14"> in the </text:span><text:span text:style-name="T15">DOCTYPE declaration on the second line</text:span><text:span text:style-name="T14"> of the exported music</text:span><text:span text:style-name="T13"> file.</text:span></text:p>
      <text:p text:style-name="P38"><draw:frame text:anchor-type="paragraph" draw:z-index="1" draw:name="Text Frame 3" draw:style-name="gr6" draw:text-style-name="P66" svg:width="6.5012in" svg:height="0.5807in" svg:x="0.2118in" svg:y="0.0654in"><draw:text-box><text:p><text:span text:style-name="T87"/></text:p><text:p><text:span text:style-name="T87"><text:s text:c="2"/></text:span><text:span text:style-name="T87">&lt;?xml version="1.0" encoding="UTF-8"?&gt;</text:span></text:p><text:p><text:span text:style-name="T87"><text:s text:c="2"/></text:span><text:span text:style-name="T87">&lt;!DOCTYPE plist PUBLIC "-//Apple Computer//DTD PLIST 1.0//EN" "</text:span><text:span text:style-name="T87"><text:a xlink:href="http://www.apple.com/DTDs/PropertyList-1.0.dtd" xlink:type="simple">http://www.apple.com/DTDs/PropertyList-1.0.dtd</text:a></text:span><text:span text:style-name="T87">"&gt;</text:span></text:p><text:p><text:span text:style-name="T87"/></text:p></draw:text-box></draw:frame>The data types defined in the DTD are: array, data, date, dict, real, integer, string, true, <text:span text:style-name="T18">and</text:span> false. </text:p>
      <text:p text:style-name="P39">An element is a logical document component that either begins with a start-tag and ends with a matching end-tag. <text:span text:style-name="T23">Each </text:span><text:span text:style-name="T24">music information</text:span><text:span text:style-name="T23"> element contains a string that </text:span><text:span text:style-name="T24">is either a key or a value in the music dictionary.</text:span></text:p>
      <text:p text:style-name="P38"><text:soft-page-break/><text:span text:style-name="T24">Examples of</text:span><text:span text:style-name="T20"> </text:span><text:span text:style-name="T21">keys</text:span><text:span text:style-name="T20"> </text:span><text:span text:style-name="T21">are: Name, Artist, Album Artist, </text:span><text:span text:style-name="T25">Album, Genre, Track Number, and Year</text:span><text:span text:style-name="T21">. </text:span></text:p>
      <text:p text:style-name="P43"><draw:frame text:anchor-type="paragraph" draw:z-index="0" draw:name="Text Frame 2" draw:style-name="gr7" draw:text-style-name="P65" svg:width="6.5004in" svg:height="1.7303in" svg:x="0.2126in" svg:y="0in"><draw:text-box><text:p/><text:p>&lt;key&gt;Name&lt;/key&gt;&lt;string&gt;Blue 7&lt;/string&gt;</text:p><text:p>&lt;key&gt;Artist&lt;/key&gt;&lt;string&gt;Sonny Rollins&lt;/string&gt;</text:p><text:p>&lt;key&gt;Album Artist&lt;/key&gt;&lt;string&gt;Sonny Rollins&lt;/string&gt;</text:p><text:p>&lt;key&gt;Album&lt;/key&gt;&lt;string&gt;Saxophone Colossus&lt;/string&gt;</text:p><text:p>&lt;key&gt;Genre&lt;/key&gt;&lt;string&gt;Jazz&lt;/string&gt;</text:p><text:p>&lt;key&gt;Track Number&lt;/key&gt;&lt;integer&gt;5&lt;/integer&gt;</text:p><text:p>&lt;key&gt;Year&lt;/key&gt;&lt;integer&gt;1956&lt;/integer&gt;</text:p><text:p/></draw:text-box></draw:frame><text:line-break/><text:span text:style-name="T61">In this example, we will use the following</text:span> methods <text:span text:style-name="T35">and attributes</text:span><text:span text:style-name="T61"> to access the necessary data</text:span> <text:span text:style-name="T60">XML </text:span><text:span text:style-name="T61">elements</text:span>:</text:p>
      <text:p text:style-name="P11">parse():<text:span text:style-name="T33"> Sources and parses and external XML file or file object.</text:span></text:p>
      <text:p text:style-name="P11"><text:span text:style-name="T34">g</text:span>etroot():<text:span text:style-name="T32"> </text:span><text:span text:style-name="T33">Returns the root element for the tree.</text:span></text:p>
      <text:p text:style-name="P12"><text:span text:style-name="T34">f</text:span><text:span text:style-name="T26">indall(): </text:span><text:span text:style-name="T27">Returns a list containing all matching elements in </text:span><text:span text:style-name="T28">document order.</text:span></text:p>
      <text:p text:style-name="P13"><text:span text:style-name="T30">t</text:span><text:span text:style-name="T27">ag:</text:span><text:span text:style-name="T29"> The element name as defined in the DTD</text:span></text:p>
      <text:p text:style-name="P14"><text:span text:style-name="T27">text:</text:span><text:span text:style-name="T29"> The </text:span><text:span text:style-name="T31">characters</text:span><text:span text:style-name="T29"> between the start and end tag</text:span></text:p>
      <text:p text:style-name="P14"><text:span text:style-name="T29"/></text:p>
      <text:h text:style-name="P6" text:outline-level="2">Build a tree</text:h>
      <text:p text:style-name="P55">The parse method takes input from an XML file object and builds a hierarchical tree as a collection of elements. <text:span text:style-name="T62">Each element may have multiple child elements or no child elements. </text:span><text:span text:style-name="T63">The </text:span><text:span text:style-name="T64">root element is instantiated by the </text:span><text:span text:style-name="T63">getroot method. </text:span></text:p>
      <text:h text:style-name="Heading_20_2" text:outline-level="2"><draw:frame text:anchor-type="paragraph" draw:z-index="2" draw:name="Text Frame 1" draw:style-name="gr5" draw:text-style-name="P65" svg:width="6.5004in" svg:height="0.7705in" svg:x="0.2126in" svg:y="0.1098in"><draw:text-box><text:p/><text:p><text:s text:c="4"/>tree = ET.parse(xmlinfile)</text:p><text:p><text:s text:c="4"/>root = tree.getroot()</text:p></draw:text-box></draw:frame><text:line-break/><text:span text:style-name="T69">Song dictionary</text:span></text:h>
      <text:p text:style-name="P56">To get the artist and song information, we need to first find the element tags associated with the information we want. To do that, we use the findall method. This method locates the <text:span text:style-name="T66">key tags illustrated in example X. </text:span><text:span text:style-name="T67">As stated previously, Apple organizes XML music output as a </text:span><text:span text:style-name="T9">hybrid of </text:span><text:span text:style-name="T22">nested</text:span><text:span text:style-name="T9"> lists and dictionaries with key/value pairs. </text:span><text:span text:style-name="T67">The dictionary containing the artist and song info is </text:span><text:span text:style-name="T68">nested 2 levels below the root.</text:span></text:p>
      <text:p text:style-name="Text_20_body"><draw:frame text:anchor-type="paragraph" draw:z-index="3" draw:name="Text Frame 4" draw:style-name="gr4" draw:text-style-name="P65" svg:width="6.5004in" svg:height="0.9071in" svg:x="0.3598in" svg:y="0.1in"><draw:text-box><text:p/><text:p><text:s text:c="5"/># Descendants from XML root</text:p><text:p><text:s text:c="5"/>dict_gen1 = root.find('dict') # 1st level dictionary</text:p><text:p><text:s text:c="5"/>dict_gen2 = dict_gen1.find('dict') # 2nd level dictionary track list <text:s text:c="2"/></text:p></draw:text-box></draw:frame></text:p>
      <text:h text:style-name="P7" text:outline-level="2"><text:soft-page-break/><text:span text:style-name="T65">E</text:span>lement <text:span text:style-name="T65">tags and text</text:span></text:h>
      <text:p text:style-name="P58"><text:span text:style-name="T70">After</text:span> locat<text:span text:style-name="T70">ing</text:span> the song dictionary, we can now work on the child elements that contain the song inf<text:span text:style-name="T70">ormation. </text:span></text:p>
      <text:p text:style-name="P57"><draw:frame text:anchor-type="paragraph" draw:z-index="4" draw:name="Text Frame 5" draw:style-name="gr3" draw:text-style-name="P65" svg:width="6.5004in" svg:height="0.7677in" svg:x="0.2126in" svg:y="0.1902in"><draw:text-box><text:p/><text:p><text:s text:c="4"/># Make nested list of all children under each dict tag. Some have song info, some do not. </text:p><text:p><text:s text:c="4"/>tracklist = list( dict_gen2.findall('dict') ) </text:p><text:p/></draw:text-box></draw:frame></text:p>
      <text:p text:style-name="P59"><text:span text:style-name="T71">Next extract </text:span><text:span text:style-name="T72">from tracklist,</text:span><text:span text:style-name="T71"> </text:span><text:span text:style-name="T72">nested </text:span><text:span text:style-name="T73">lists of</text:span> child elements <text:span text:style-name="T72">that have song info.</text:span></text:p>
      <text:p text:style-name="P59"><draw:frame text:anchor-type="paragraph" draw:z-index="5" draw:name="Text Frame 6" draw:style-name="gr2" draw:text-style-name="P65" svg:width="6.3335in" svg:height="1.726in" svg:x="0.2854in" svg:y="0.1689in"><draw:text-box><text:p/><text:p><text:s text:c="4"/># Use Artist keyword to select nested lists that have song info.</text:p><text:p><text:s text:c="4"/>apple_music = [ ] # Initialize empty list</text:p><text:p><text:s text:c="4"/>for item in tracklist:</text:p><text:p><text:s text:c="8"/>x = list(item)</text:p><text:p><text:s text:c="8"/>for i in range( len(x) ):</text:p><text:p><text:s text:c="12"/>if x[i].text == "Artist":</text:p><text:p><text:s text:c="16"/>apple_music.append( list(item) )</text:p><text:p><text:s text:c="4"/></text:p></draw:text-box></draw:frame></text:p>
      <text:p text:style-name="P60">For each “key” tag <text:span text:style-name="T76">in the apple_music list</text:span>, get its corresponding value. <text:span text:style-name="T74">The code below assumes that </text:span><text:span text:style-name="T75">the tagtrue function was previously defined and</text:span><text:span text:style-name="T74"> tests for key text </text:span><text:span text:style-name="T75">that</text:span><text:span text:style-name="T74"> matches the desired song criteria </text:span><text:span text:style-name="T75">then prints the key and value pair to screen.</text:span></text:p>
      <text:p text:style-name="P46"><draw:frame text:anchor-type="paragraph" draw:z-index="6" draw:name="Text Frame 7" draw:style-name="gr1" draw:text-style-name="P65" svg:width="6.2713in" svg:height="1.3425in" svg:x="0.3063in" svg:y="0.2291in"><draw:text-box><text:p/><text:p><text:s text:c="4"/># P<text:span text:style-name="T86">rint the key and value pairs</text:span></text:p><text:p><text:s text:c="4"/>for i in range( len(apple_music) ):</text:p><text:p><text:s text:c="8"/>for j in range( len(apple_music[i]) ):</text:p><text:p><text:s text:c="12"/>if tagtrue( apple_music[i][j].text ):</text:p><text:p><text:s text:c="16"/>print( j, ':', apple_music[i][j].text, ' = ', apple_music[i][j+1].text )</text:p><text:p><text:s/></text:p></draw:text-box></draw:frame></text:p>
      <text:p text:style-name="P64"/>
      <text:p text:style-name="P64">[Insert spreadsheet image with loop indexes superimposed.]</text:p>
      <text:p text:style-name="P64"/>
      <text:h text:style-name="P9" text:outline-level="2">Conclusion</text:h>
      <text:p text:style-name="P63">While I don’t cover this topic in this article, my ultimate goal is to <text:span text:style-name="T85">create and update</text:span> a <text:span text:style-name="T85">personal music</text:span> database with this information.</text:p>
      <text:p text:style-name="P41"/>
      <text:p text:style-name="P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pitch="variable"/>
    <style:font-face style:name="Arial2" svg:font-family="Arial" style:font-family-generic="swiss"/>
    <style:font-face style:name="F" svg:font-family="" style:font-family-generic="roman"/>
    <style:font-face style:name="FreeSerif-Identity-H" svg:font-family="FreeSerif-Identity-H" style:font-family-generic="roman" style:font-pitch="variable"/>
    <style:font-face style:name="Liberation Sans" svg:font-family="'Liberation Sans', Arial"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system" style:font-pitch="variable"/>
    <style:font-face style:name="OpenSymbol" svg:font-family="OpenSymbol, 'Arial Unicode MS'" style:font-charset="x-symbol"/>
    <style:font-face style:name="OpenSymbol1"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1"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7T21:03:01.693000000</meta:creation-date>
    <dc:date>2022-03-24T23:05:42.665000000</dc:date>
    <meta:editing-duration>P1DT23H3M42S</meta:editing-duration>
    <meta:editing-cycles>115</meta:editing-cycles>
    <meta:generator>LibreOffice/7.2.5.2$Windows_X86_64 LibreOffice_project/499f9727c189e6ef3471021d6132d4c694f357e5</meta:generator>
    <meta:print-date>2022-03-24T22:39:11.349000000</meta:print-date>
    <meta:document-statistic meta:table-count="0" meta:image-count="0" meta:object-count="0" meta:page-count="7" meta:paragraph-count="84" meta:word-count="1026" meta:character-count="6115" meta:non-whitespace-character-count="5198"/>
  </office:meta>
</office:document-meta>
</file>